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6035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6252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8.044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7in"/>
    </style:style>
    <style:style style:name="co19" style:family="table-column">
      <style:table-column-properties fo:break-before="auto" style:column-width="0.389in"/>
    </style:style>
    <style:style style:name="co20" style:family="table-column">
      <style:table-column-properties fo:break-before="auto" style:column-width="8.0126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0.3673in"/>
    </style:style>
    <style:style style:name="co23" style:family="table-column">
      <style:table-column-properties fo:break-before="auto" style:column-width="0.5602in"/>
    </style:style>
    <style:style style:name="co24" style:family="table-column">
      <style:table-column-properties fo:break-before="auto" style:column-width="6.4043in"/>
    </style:style>
    <style:style style:name="co25" style:family="table-column">
      <style:table-column-properties fo:break-before="auto" style:column-width="1.5472in"/>
    </style:style>
    <style:style style:name="co26" style:family="table-column">
      <style:table-column-properties fo:break-before="auto" style:column-width="7.3583in"/>
    </style:style>
    <style:style style:name="co27" style:family="table-column">
      <style:table-column-properties fo:break-before="auto" style:column-width="1.3429in"/>
    </style:style>
    <style:style style:name="co28" style:family="table-column">
      <style:table-column-properties fo:break-before="auto" style:column-width="1.1827in"/>
    </style:style>
    <style:style style:name="co29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c2e0ae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a6"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9ae"/>
    </style:style>
    <style:style style:name="ce28" style:family="table-cell" style:parent-style-name="Default">
      <style:table-cell-properties fo:background-color="#fff9ae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87d1d1"/>
    </style:style>
    <style:style style:name="ce31" style:family="table-cell" style:parent-style-name="Default">
      <style:table-cell-properties fo:background-color="#ffdaa2"/>
    </style:style>
    <style:style style:name="ce32" style:family="table-cell" style:parent-style-name="Default">
      <style:table-cell-properties fo:background-color="#ffdaa2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0.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2" table:default-cell-style-name="ce25"/>
        <table:table-column table:style-name="co15" table:default-cell-style-name="ce25"/>
        <table:table-column table:style-name="co13" table:default-cell-style-name="ce25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9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Single</text:p>
          </table:table-cell>
          <table:table-cell table:style-name="ce26" table:number-columns-repeated="4"/>
          <table:table-cell table:style-name="ce26" office:value-type="string" calcext:value-type="string">
            <text:p>Payoff</text:p>
          </table:table-cell>
          <table:table-cell table:style-name="ce26" table:number-columns-repeated="5"/>
          <table:table-cell table:style-name="ce22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Single</text:p>
          </table:table-cell>
          <table:table-cell table:style-name="ce26" table:number-columns-repeated="10"/>
          <table:table-cell table:style-name="ce22" office:value-type="string" calcext:value-type="string">
            <text:p>Deal 6(9) Damage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3"/>
          <table:table-cell table:style-name="ce22" office:value-type="string" calcext:value-type="string">
            <text:p>Gain 5(8) Block.</text:p>
          </table:table-cell>
          <table:table-cell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table:number-columns-repeated="5"/>
          <table:table-cell table:style-name="ce22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eap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10"/>
          <table:table-cell table:style-name="ce3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bow Cu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8(12) damage. If the enemy is grappled, draw 2 cards.</text:p>
          </table:table-cell>
          <table:table-cell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ldritch Blas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Rand</text:p>
          </table:table-cell>
          <table:table-cell table:style-name="ce6" table:number-columns-repeated="9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9(13) damage to a random enemy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untain Bom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Hammer Str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2"/>
          <table:table-cell table:style-name="ce6" office:value-type="string" calcext:value-type="string">
            <text:p>1(2)</text:p>
          </table:table-cell>
          <table:table-cell table:style-name="ce6" table:number-columns-repeated="7"/>
          <table:table-cell table:style-name="ce3" office:value-type="string" calcext:value-type="string">
            <text:p>Deal 9(13) damage. Discard 1(2) card(s) from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Haymaker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Vuln</text:p>
          </table:table-cell>
          <table:table-cell table:style-name="ce6" table:number-columns-repeated="9"/>
          <table:table-cell table:style-name="ce3" office:value-type="string" calcext:value-type="string">
            <text:p>Deal 18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Ja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3 damage. If the enemy is grappled, deal 3 damage 2 more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ll</text:p>
          </table:table-cell>
          <table:table-cell table:style-name="ce6" table:number-columns-repeated="10"/>
          <table:table-cell table:style-name="ce3" office:value-type="string" calcext:value-type="string">
            <text:p>Deal 10(12) damage. If there are multiple enemies, deal 10(12) damage to ALL enemies.</text:p>
          </table:table-cell>
          <table:table-cell/>
        </table:table-row>
        <table:table-row table:style-name="ro1">
          <table:table-cell table:style-name="ce22"/>
          <table:table-cell table:style-name="ce3" office:value-type="string" calcext:value-type="string">
            <text:p>Mind Sp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5(7) damage. Deal 5(7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uplex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*</text:p>
          </table:table-cell>
          <table:table-cell table:style-name="ce6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12(16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ircle Behind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3" office:value-type="string" calcext:value-type="string">
            <text:p><text:span text:style-name="T1">Gain 5(7) Block. If the enemy is Grappled gain 5(7)</text:span> Block again. Apply 1(2)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areful Approach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string" calcext:value-type="string">
            <text:p>Enable</text:p>
          </table:table-cell>
          <table:table-cell table:style-name="ce6" table:number-columns-repeated="4"/>
          <table:table-cell table:style-name="ce3" office:value-type="string" calcext:value-type="string">
            <text:p>Apply 1 Grapple( to ALL enemies). Draw 1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arming Words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office:value-type="string" calcext:value-type="string">
            <text:p>Gain 8(11) block. Apply 1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enetrating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</text:p>
          </table:table-cell>
          <table:table-cell table:style-name="ce6" table:number-columns-repeated="3"/>
          <table:table-cell table:style-name="ce6" office:value-type="string" calcext:value-type="string">
            <text:p>Vuln</text:p>
          </table:table-cell>
          <table:table-cell table:style-name="ce6" table:number-columns-repeated="2"/>
          <table:table-cell table:style-name="ce6" office:value-type="string" calcext:value-type="string">
            <text:p>Enable</text:p>
          </table:table-cell>
          <table:table-cell table:style-name="ce6" table:number-columns-repeated="5"/>
          <table:table-cell table:style-name="ce3" office:value-type="string" calcext:value-type="string">
            <text:p>Apply 3(5) grapple. If the enemy did not have Grapple, apply 1(2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crambl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string" calcext:value-type="string">
            <text:p>1(2)</text:p>
          </table:table-cell>
          <table:table-cell table:style-name="ce6" table:number-columns-repeated="7"/>
          <table:table-cell table:style-name="ce3" office:value-type="string" calcext:value-type="string">
            <text:p><text:span text:style-name="T1">Gain 8(10) Block. Discard 1(2) card(s)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idestep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+Dex</text:p>
          </table:table-cell>
          <table:table-cell table:style-name="ce6" table:number-columns-repeated="9"/>
          <table:table-cell table:style-name="ce3" office:value-type="string" calcext:value-type="string">
            <text:p>Gain 5(8) Dexterity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nfeebl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-Str</text:p>
          </table:table-cell>
          <table:table-cell table:style-name="ce6" table:number-columns-repeated="8"/>
          <table:table-cell table:style-name="ce3" office:value-type="string" calcext:value-type="string">
            <text:p>The enemy loses 5(7) strength this turn.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ind Up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Your next attack deals 5(8) additional damage. If the last card you played was an Attack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atapul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All Multi</text:p>
          </table:table-cell>
          <table:table-cell table:style-name="ce6" table:number-columns-repeated="5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15(20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Dominate Min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/>
          <table:table-cell table:style-name="ce6" office:value-type="string" calcext:value-type="string">
            <text:p>Weak/Vuln</text:p>
          </table:table-cell>
          <table:table-cell table:style-name="ce6" table:number-columns-repeated="5"/>
          <table:table-cell table:number-columns-repeated="3"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24(32) Psychic damage. Apply 3(5) Weak, Vulnerable, and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Into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10(14) Psychic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12(15) damage. Apply 12(15) Grapple. If the enemy’s Grapple is greater than or equal to their current HP, set their HP to 0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Vitality Drai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office:value-type="string" calcext:value-type="string">
            <text:p>Payoff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Psychic damage equal to the enemy’s Grapple. Gain health equal to {a quarter of}(half) the damage dealt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 table:number-columns-repeated="6"/>
          <table:table-cell table:style-name="ce3" office:value-type="string" calcext:value-type="string">
            <text:p><text:span text:style-name="T1">Lose all debuffs. At the beginning of each turn, discard (up to) 2 cards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dritch For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6" office:value-type="string" calcext:value-type="string">
            <text:p>Multi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At the end of each turn, apply 3(4) Compelled to ALL enemies and increase this number by 2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izzazz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2(1)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+Str+/+Dex+</text:p>
          </table:table-cell>
          <table:table-cell table:style-name="ce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Whenever you increase your Combo multiplier, gain 1 Strength and 1 Dexterit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ormen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an attack card deals Psychic damage, it deals 4(6) additional damage.</text:p>
          </table:table-cell>
          <table:table-cell/>
        </table:table-row>
        <table:table-row table:style-name="ro1">
          <table:table-cell office:value-type="string" calcext:value-type="string">
            <text:p>BUFF</text:p>
          </table:table-cell>
          <table:table-cell table:style-name="ce3" office:value-type="string" calcext:value-type="string">
            <text:p>Wear Dow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(Innate.) At the end of your turn, deal damage to each grappled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eird Condui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1(0)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3" office:value-type="string" calcext:value-type="string">
            <text:p><text:span text:style-name="T1">At the start of your turn, shuffle 1 card from your discard pile into your draw pile and d</text:span>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dritch Insigh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*(*)</text:p>
          </table:table-cell>
          <table:table-cell table:style-name="ce6" office:value-type="string" calcext:value-type="string">
            <text:p>2(3)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Gain **(*). Draw 2(3) cards. Exhaust.</text:p>
          </table:table-cell>
          <table:table-cell/>
        </table:table-row>
        <table:table-row table:style-name="ro1">
          <table:table-cell table:style-name="ce19" office:value-type="string" calcext:value-type="string">
            <text:p>TEST</text:p>
          </table:table-cell>
          <table:table-cell table:style-name="ce3" office:value-type="string" calcext:value-type="string">
            <text:p>Infect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Apply 3(4) Infection.</text:p>
          </table:table-cell>
          <table:table-cell office:value-type="string" calcext:value-type="string">
            <text:p>Infection deals damage and doubles each turn. If the enemy is killed by infection, they transform into an abomination w/HP equal to their past HP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everag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1(0)</text:p>
          </table:table-cell>
          <table:table-cell table:style-name="ce6" table:number-columns-repeated="3"/>
          <table:table-cell table:style-name="ce6" office:value-type="string" calcext:value-type="string">
            <text:p>+Str</text:p>
          </table:table-cell>
          <table:table-cell table:style-name="ce6" table:number-columns-repeated="9"/>
          <table:table-cell table:style-name="ce3" office:value-type="string" calcext:value-type="string">
            <text:p><text:span text:style-name="T1">Gain strength equal to your block this turn. Remove your block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nd Mel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2(1)</text:p>
          </table:table-cell>
          <table:table-cell table:style-name="ce6" table:number-columns-repeated="4"/>
          <table:table-cell table:style-name="ce6" office:value-type="string" calcext:value-type="string">
            <text:p>Weak</text:p>
          </table:table-cell>
          <table:table-cell table:style-name="ce6" table:number-columns-repeated="8"/>
          <table:table-cell table:style-name="ce3" office:value-type="string" calcext:value-type="string">
            <text:p><text:span text:style-name="T1">Gain block equal the enemy’s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Out of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3"/>
          <table:table-cell table:style-name="ce3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ag Tea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3(2)</text:p>
          </table:table-cell>
          <table:table-cell table:style-name="ce6" table:number-columns-repeated="13"/>
          <table:table-cell table:style-name="ce3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ear Hu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Apply 6(8) Grapple. Deal damage and gain Block equal to that enemy’s Grapple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hokeho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6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office:value-type="string" calcext:value-type="string">
            <text:p>Payoff</text:p>
          </table:table-cell>
          <table:table-cell table:style-name="ce3" table:number-columns-repeated="5"/>
          <table:table-cell table:style-name="ce3" office:value-type="string" calcext:value-type="string">
            <text:p>Deal damage equal to the enemy’s grapple times 3(4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Hypnosi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5(8) Psychic damage. Apply 3(4) Compelled.</text:p>
          </table:table-cell>
          <table:table-cell/>
        </table:table-row>
        <table:table-row table:style-name="ro1">
          <table:table-cell table:style-name="ce22"/>
          <table:table-cell table:style-name="ce3" office:value-type="string" calcext:value-type="string">
            <text:p>Invisible Ha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style-name="ce3" office:value-type="string" calcext:value-type="string">
            <text:p>All</text:p>
          </table:table-cell>
          <table:table-cell table:style-name="ce3" table:number-columns-repeated="2"/>
          <table:table-cell table:style-name="ce6"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<text:span text:style-name="T1">Apply 2(3) Grapple </text:span>to ALL enemies. Deal 2(3) Psychic damage to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aria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7(11) damage. If the enemy is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grain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Rand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8(12) Psychic damage to a random enemy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iledriv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Deal 21(27) damage. Increase your Combo multiplier by 1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ounc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Enable</text:p>
          </table:table-cell>
          <table:table-cell table:style-name="ce6" table:number-columns-repeated="5"/>
          <table:table-cell table:style-name="ce3" office:value-type="string" calcext:value-type="string">
            <text:p>Deal 15(20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hocking Grasp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All Multi</text:p>
          </table:table-cell>
          <table:table-cell table:style-name="ce6" table:number-columns-repeated="5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5(7) damage 2 times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hought Eat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6" office:value-type="string" calcext:value-type="string">
            <text:p>Single</text:p>
          </table:table-cell>
          <table:table-cell table:style-name="ce3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15(20) Psychic damage. Shuffle 2 cards from your Discard pile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gility Trai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+Dex+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<text:span text:style-name="T1">Gain 1(2) Dexterity. Grapple is affected by Dexterity</text:span>.</text:p>
          </table:table-cell>
          <table:table-cell/>
        </table:table-row>
        <table:table-row table:style-name="ro1">
          <table:table-cell table:style-name="ce22"/>
          <table:table-cell table:style-name="ce3" office:value-type="string" calcext:value-type="string">
            <text:p>Chill Tou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you apply Grapple, deal 4(6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lose Quart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Your attacks deal 4(6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Flouris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1(2)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Whenever you increase your Combo Multiplier,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Untouchabl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1(0)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At the end of your turn, gain block equal to your Combo multiplier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ody Shie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rainstorm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3(4)</text:p>
          </table:table-cell>
          <table:table-cell table:style-name="ce6" table:number-columns-repeated="4"/>
          <table:table-cell table:style-name="ce6" office:value-type="string" calcext:value-type="string">
            <text:p>1(2)</text:p>
          </table:table-cell>
          <table:table-cell table:style-name="ce6" table:number-columns-repeated="6"/>
          <table:table-cell table:style-name="ce3" office:value-type="string" calcext:value-type="string">
            <text:p>Shuffle 1(2) cards from your discard pile into your draw pile. Draw 3(4) card(s)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Dark Suggestio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office:value-type="string" calcext:value-type="string">
            <text:p>Apply 5(7)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Armlock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-Str</text:p>
          </table:table-cell>
          <table:table-cell table:style-name="ce6" table:number-columns-repeated="3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Apply 2(4) Grapple to ALL enemies. ALL enemies lose strength equal to their Grapple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Iron Grip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Double(Triple) the enemy’s Grapple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eap Fro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Gain 6(9) Block. If the enemy is not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ania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**(*)</text:p>
          </table:table-cell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Gain **(*). Next turn, draw 1 fewer card.</text:p>
          </table:table-cell>
          <table:table-cell office:value-type="string" calcext:value-type="string">
            <text:p>Maybe no draw this turn? That seems pretty bad.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nd 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2(3)</text:p>
          </table:table-cell>
          <table:table-cell table:style-name="ce3"/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If the enemy is Grappled, gain 3(5) Block and draw 1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dify Memor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string" calcext:value-type="string">
            <text:p>3(5)</text:p>
          </table:table-cell>
          <table:table-cell table:style-name="ce6" table:number-columns-repeated="6"/>
          <table:table-cell table:style-name="ce3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ut of Rea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RENAME</text:p>
          </table:table-cell>
          <table:table-cell table:style-name="ce3" office:value-type="string" calcext:value-type="string">
            <text:p>Sticky Fing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string" calcext:value-type="string">
            <text:p>Enable</text:p>
          </table:table-cell>
          <table:table-cell table:style-name="ce6" table:number-columns-repeated="4"/>
          <table:table-cell table:style-name="ce3" office:value-type="string" calcext:value-type="string">
            <text:p>Gain 7(10) Block. Whenever you play a card this turn, apply 1 Grapple to {a random enemy}(ALL enemie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Vanis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to your discard pile. Gain 20(25) blo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sychic Str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8(11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ental War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you receive unblocked attack damage, deal 2(3) Psychic damage back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dd a Void into your discard pile. Whenever a Void card exhausts, deal 10 Psychic damage to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eight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+Str+</text:p>
          </table:table-cell>
          <table:table-cell table:style-name="ce6" table:number-columns-repeated="9"/>
          <table:table-cell table:style-name="ce3" office:value-type="string" calcext:value-type="string">
            <text:p>Gain 1(2) Strength. Grapple is affected by Strength.</text:p>
          </table:table-cell>
          <table:table-cell/>
        </table:table-row>
        <table:table-row table:style-name="ro1" table:number-rows-repeated="104850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tats V 0.0.7" table:style-name="ta1">
        <office:forms form:automatic-focus="false" form:apply-design-mode="false"/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7'.$E$1:$'Version 0.0.7'.$E$161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7'.$E$1:$'Version 0.0.7'.$E$161]; COM.MICROSOFT.CONCAT([.A3];&quot;*&quot;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7'.$E$1:$'Version 0.0.7'.$E$161]; COM.MICROSOFT.CONCAT([.A4];&quot;*&quot;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7'.$E$1:$'Version 0.0.7'.$E$161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7'.$E$1:$'Version 0.0.7'.$E$161]; COM.MICROSOFT.CONCAT([.A6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7'.$E$1:$'Version 0.0.7'.$E$161]; COM.MICROSOFT.CONCAT([.A7];&quot;*&quot;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7'.$E$1:$'Version 0.0.7'.$E$161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7'.$C$1:$'Version 0.0.7'.$C$161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7'.$C$1:$'Version 0.0.7'.$C$161]; [.A1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7'.$C$1:$'Version 0.0.7'.$C$161]; [.A1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7'.$C$1:$'Version 0.0.7'.$C$161]; [.A1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7'.$C$1:$'Version 0.0.7'.$C$161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7'.$D$1:$'Version 0.0.7'.$D$161];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7'.$D$1:$'Version 0.0.7'.$D$161];[.A2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7'.$D$1:$'Version 0.0.7'.$D$161];[.A2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0" calcext:value-type="float">
            <text:p>70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2" table:default-cell-style-name="ce25"/>
        <table:table-column table:style-name="co15" table:default-cell-style-name="ce25"/>
        <table:table-column table:style-name="co13" table:default-cell-style-name="ce25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9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Single</text:p>
          </table:table-cell>
          <table:table-cell table:style-name="ce26" table:number-columns-repeated="4"/>
          <table:table-cell table:style-name="ce26" office:value-type="string" calcext:value-type="string">
            <text:p>Payoff</text:p>
          </table:table-cell>
          <table:table-cell table:style-name="ce26" table:number-columns-repeated="5"/>
          <table:table-cell table:style-name="ce22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Single</text:p>
          </table:table-cell>
          <table:table-cell table:style-name="ce26" table:number-columns-repeated="10"/>
          <table:table-cell table:style-name="ce22" office:value-type="string" calcext:value-type="string">
            <text:p>Deal 6(9) Damage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3"/>
          <table:table-cell table:style-name="ce22" office:value-type="string" calcext:value-type="string">
            <text:p>Gain 5(8) Block.</text:p>
          </table:table-cell>
          <table:table-cell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table:number-columns-repeated="5"/>
          <table:table-cell table:style-name="ce22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eap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10"/>
          <table:table-cell table:style-name="ce3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bow Cu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8(12) damage. If the enemy is grappled, draw 2 cards.</text:p>
          </table:table-cell>
          <table:table-cell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ldritch Blas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Rand</text:p>
          </table:table-cell>
          <table:table-cell table:style-name="ce6" table:number-columns-repeated="9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9(13) damage to a random enemy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untain Bom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Hammer Str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2"/>
          <table:table-cell table:style-name="ce6" office:value-type="string" calcext:value-type="string">
            <text:p>1(2)</text:p>
          </table:table-cell>
          <table:table-cell table:style-name="ce6" table:number-columns-repeated="7"/>
          <table:table-cell table:style-name="ce3" office:value-type="string" calcext:value-type="string">
            <text:p>Deal 9(13) damage. Discard 1(2) card(s) from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Haymaker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Vuln</text:p>
          </table:table-cell>
          <table:table-cell table:style-name="ce6" table:number-columns-repeated="9"/>
          <table:table-cell table:style-name="ce3" office:value-type="string" calcext:value-type="string">
            <text:p>Deal 18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Ja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3 damage. If the enemy is grappled, deal 3 damage 2 more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ll</text:p>
          </table:table-cell>
          <table:table-cell table:style-name="ce6" table:number-columns-repeated="10"/>
          <table:table-cell table:style-name="ce3" office:value-type="string" calcext:value-type="string">
            <text:p>Deal 10(12) damage. If there are multiple enemies, deal 10(12) damage to ALL enemies.</text:p>
          </table:table-cell>
          <table:table-cell/>
        </table:table-row>
        <table:table-row table:style-name="ro1">
          <table:table-cell table:style-name="ce22"/>
          <table:table-cell table:style-name="ce3" office:value-type="string" calcext:value-type="string">
            <text:p>Mind Sp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5(7) damage. Deal 5(7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uplex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*</text:p>
          </table:table-cell>
          <table:table-cell table:style-name="ce6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12(16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ircle Behind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3" office:value-type="string" calcext:value-type="string">
            <text:p><text:span text:style-name="T1">Gain 5(7) Block. If the enemy is Grappled gain 5(7)</text:span> Block again. Apply 1(2)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areful Approach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string" calcext:value-type="string">
            <text:p>Enable</text:p>
          </table:table-cell>
          <table:table-cell table:style-name="ce6" table:number-columns-repeated="4"/>
          <table:table-cell table:style-name="ce3" office:value-type="string" calcext:value-type="string">
            <text:p>Apply 1 Grapple( to ALL enemies). Draw 1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arming Words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office:value-type="string" calcext:value-type="string">
            <text:p>Gain 8(11) block. Apply 1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enetrating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</text:p>
          </table:table-cell>
          <table:table-cell table:style-name="ce6" table:number-columns-repeated="3"/>
          <table:table-cell table:style-name="ce6" office:value-type="string" calcext:value-type="string">
            <text:p>Vuln</text:p>
          </table:table-cell>
          <table:table-cell table:style-name="ce6" table:number-columns-repeated="2"/>
          <table:table-cell table:style-name="ce6" office:value-type="string" calcext:value-type="string">
            <text:p>Enable</text:p>
          </table:table-cell>
          <table:table-cell table:style-name="ce6" table:number-columns-repeated="5"/>
          <table:table-cell table:style-name="ce3" office:value-type="string" calcext:value-type="string">
            <text:p>Apply 3(5) grapple. If the enemy did not have Grapple, apply 1(2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crambl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string" calcext:value-type="string">
            <text:p>1(2)</text:p>
          </table:table-cell>
          <table:table-cell table:style-name="ce6" table:number-columns-repeated="7"/>
          <table:table-cell table:style-name="ce3" office:value-type="string" calcext:value-type="string">
            <text:p><text:span text:style-name="T1">Gain 8(10) Block. Discard 1(2) card(s)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idestep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+Dex</text:p>
          </table:table-cell>
          <table:table-cell table:style-name="ce6" table:number-columns-repeated="9"/>
          <table:table-cell table:style-name="ce3" office:value-type="string" calcext:value-type="string">
            <text:p>Gain 5(8) Dexterity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nfeebl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-Str</text:p>
          </table:table-cell>
          <table:table-cell table:style-name="ce6" table:number-columns-repeated="8"/>
          <table:table-cell table:style-name="ce3" office:value-type="string" calcext:value-type="string">
            <text:p>The enemy loses 5(7) strength this turn.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ind Up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Your next attack deals 5(8) additional damage. If the last card you played was an Attack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atapul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All Multi</text:p>
          </table:table-cell>
          <table:table-cell table:style-name="ce6" table:number-columns-repeated="5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15(20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Dominate Min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/>
          <table:table-cell table:style-name="ce6" office:value-type="string" calcext:value-type="string">
            <text:p>Weak/Vuln</text:p>
          </table:table-cell>
          <table:table-cell table:style-name="ce6" table:number-columns-repeated="5"/>
          <table:table-cell table:number-columns-repeated="3"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24(32) Psychic damage. Apply 3(5) Weak, Vulnerable, and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Into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10(14) Psychic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12(15) damage. Apply 12(15) Grapple. If the enemy’s Grapple is greater than or equal to their current HP, set their HP to 0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Vitality Drai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office:value-type="string" calcext:value-type="string">
            <text:p>Payoff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Psychic damage equal to the enemy’s Grapple. Gain health equal to {a quarter of}(half) the damage dealt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 table:number-columns-repeated="6"/>
          <table:table-cell table:style-name="ce3" office:value-type="string" calcext:value-type="string">
            <text:p><text:span text:style-name="T1">Lose all debuffs. At the beginning of each turn, discard (up to) 2 cards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dritch For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6" office:value-type="string" calcext:value-type="string">
            <text:p>Multi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At the end of each turn, apply 3(4) Compelled to ALL enemies and increase this number by 2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izzazz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2(1)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+Str+/+Dex+</text:p>
          </table:table-cell>
          <table:table-cell table:style-name="ce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Whenever you increase your Combo multiplier, gain 1 Strength and 1 Dexterit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ormen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an attack card deals Psychic damage, it deals 4(6) additional damage.</text:p>
          </table:table-cell>
          <table:table-cell/>
        </table:table-row>
        <table:table-row table:style-name="ro1">
          <table:table-cell office:value-type="string" calcext:value-type="string">
            <text:p>BUFF</text:p>
          </table:table-cell>
          <table:table-cell table:style-name="ce3" office:value-type="string" calcext:value-type="string">
            <text:p>Wear Dow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(Innate.) At the end of your turn, deal damage to each grappled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eird Condui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1(0)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3" office:value-type="string" calcext:value-type="string">
            <text:p><text:span text:style-name="T1">At the start of your turn, shuffle 1 card from your discard pile into your draw pile and d</text:span>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dritch Insigh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*(*)</text:p>
          </table:table-cell>
          <table:table-cell table:style-name="ce6" office:value-type="string" calcext:value-type="string">
            <text:p>2(3)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Gain **(*). Draw 2(3) cards. Exhaust.</text:p>
          </table:table-cell>
          <table:table-cell/>
        </table:table-row>
        <table:table-row table:style-name="ro1">
          <table:table-cell table:style-name="ce19" office:value-type="string" calcext:value-type="string">
            <text:p>TEST</text:p>
          </table:table-cell>
          <table:table-cell table:style-name="ce3" office:value-type="string" calcext:value-type="string">
            <text:p>Infect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Apply 3(4) Infection.</text:p>
          </table:table-cell>
          <table:table-cell office:value-type="string" calcext:value-type="string">
            <text:p>Infection deals damage and doubles each turn. If the enemy is killed by infection, they transform into an abomination w/HP equal to their past HP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everag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1(0)</text:p>
          </table:table-cell>
          <table:table-cell table:style-name="ce6" table:number-columns-repeated="3"/>
          <table:table-cell table:style-name="ce6" office:value-type="string" calcext:value-type="string">
            <text:p>+Str</text:p>
          </table:table-cell>
          <table:table-cell table:style-name="ce6" table:number-columns-repeated="9"/>
          <table:table-cell table:style-name="ce3" office:value-type="string" calcext:value-type="string">
            <text:p><text:span text:style-name="T1">Gain strength equal to your block this turn. Remove your block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nd Mel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2(1)</text:p>
          </table:table-cell>
          <table:table-cell table:style-name="ce6" table:number-columns-repeated="4"/>
          <table:table-cell table:style-name="ce6" office:value-type="string" calcext:value-type="string">
            <text:p>Weak</text:p>
          </table:table-cell>
          <table:table-cell table:style-name="ce6" table:number-columns-repeated="8"/>
          <table:table-cell table:style-name="ce3" office:value-type="string" calcext:value-type="string">
            <text:p><text:span text:style-name="T1">Gain block equal the enemy’s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Out of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3"/>
          <table:table-cell table:style-name="ce3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ag Tea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3(2)</text:p>
          </table:table-cell>
          <table:table-cell table:style-name="ce6" table:number-columns-repeated="13"/>
          <table:table-cell table:style-name="ce3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ear Hu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Apply 6(8) Grapple. Deal damage and gain Block equal to that enemy’s Grapple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hokeho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6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office:value-type="string" calcext:value-type="string">
            <text:p>Payoff</text:p>
          </table:table-cell>
          <table:table-cell table:style-name="ce3" table:number-columns-repeated="5"/>
          <table:table-cell table:style-name="ce3" office:value-type="string" calcext:value-type="string">
            <text:p>Deal damage equal to the enemy’s grapple times 3(4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Hypnosi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5(8) Psychic damage. Apply 3(4) Compelled.</text:p>
          </table:table-cell>
          <table:table-cell/>
        </table:table-row>
        <table:table-row table:style-name="ro1">
          <table:table-cell table:style-name="ce22"/>
          <table:table-cell table:style-name="ce3" office:value-type="string" calcext:value-type="string">
            <text:p>Invisible Ha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style-name="ce3" office:value-type="string" calcext:value-type="string">
            <text:p>All</text:p>
          </table:table-cell>
          <table:table-cell table:style-name="ce3" table:number-columns-repeated="2"/>
          <table:table-cell table:style-name="ce6"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<text:span text:style-name="T1">Apply 2(3) Grapple </text:span>to ALL enemies. Deal 2(3) Psychic damage to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aria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7(11) damage. If the enemy is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grain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Rand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8(12) Psychic damage to a random enemy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iledriv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Deal 21(27) damage. Increase your Combo multiplier by 1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ounc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Enable</text:p>
          </table:table-cell>
          <table:table-cell table:style-name="ce6" table:number-columns-repeated="5"/>
          <table:table-cell table:style-name="ce3" office:value-type="string" calcext:value-type="string">
            <text:p>Deal 15(20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hocking Grasp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All Multi</text:p>
          </table:table-cell>
          <table:table-cell table:style-name="ce6" table:number-columns-repeated="5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5(7) damage 2 times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hought Eat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6" office:value-type="string" calcext:value-type="string">
            <text:p>Single</text:p>
          </table:table-cell>
          <table:table-cell table:style-name="ce3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15(20) Psychic damage. Shuffle 2 cards from your Discard pile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gility Trai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+Dex+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<text:span text:style-name="T1">Gain 1(2) Dexterity. Grapple is affected by Dexterity</text:span>.</text:p>
          </table:table-cell>
          <table:table-cell/>
        </table:table-row>
        <table:table-row table:style-name="ro1">
          <table:table-cell table:style-name="ce22"/>
          <table:table-cell table:style-name="ce3" office:value-type="string" calcext:value-type="string">
            <text:p>Chill Tou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you apply Grapple, deal 4(6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lose Quart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Your attacks deal 4(6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Flouris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1(2)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Whenever you increase your Combo Multiplier,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Untouchabl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1(0)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At the end of your turn, gain block equal to your Combo multiplier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ody Shie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rainstorm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3(4)</text:p>
          </table:table-cell>
          <table:table-cell table:style-name="ce6" table:number-columns-repeated="4"/>
          <table:table-cell table:style-name="ce6" office:value-type="string" calcext:value-type="string">
            <text:p>1(2)</text:p>
          </table:table-cell>
          <table:table-cell table:style-name="ce6" table:number-columns-repeated="6"/>
          <table:table-cell table:style-name="ce3" office:value-type="string" calcext:value-type="string">
            <text:p>Shuffle 1(2) cards from your discard pile into your draw pile. Draw 3(4) card(s)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Dark Suggestio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office:value-type="string" calcext:value-type="string">
            <text:p>Apply 5(7)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Armlock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-Str</text:p>
          </table:table-cell>
          <table:table-cell table:style-name="ce6" table:number-columns-repeated="3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Apply 2(4) Grapple to ALL enemies. ALL enemies lose strength equal to their Grapple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Iron Grip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Double(Triple) the enemy’s Grapple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eap Fro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Gain 6(9) Block. If the enemy is not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ania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**(*)</text:p>
          </table:table-cell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Gain **(*). Next turn, draw 1 fewer card.</text:p>
          </table:table-cell>
          <table:table-cell office:value-type="string" calcext:value-type="string">
            <text:p>Maybe no draw this turn? That seems pretty bad.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nd 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2(3)</text:p>
          </table:table-cell>
          <table:table-cell table:style-name="ce3"/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If the enemy is Grappled, gain 3(5) Block and draw 1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dify Memor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string" calcext:value-type="string">
            <text:p>3(5)</text:p>
          </table:table-cell>
          <table:table-cell table:style-name="ce6" table:number-columns-repeated="6"/>
          <table:table-cell table:style-name="ce3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ut of Rea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RENAME</text:p>
          </table:table-cell>
          <table:table-cell table:style-name="ce3" office:value-type="string" calcext:value-type="string">
            <text:p>Sticky Fing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string" calcext:value-type="string">
            <text:p>Enable</text:p>
          </table:table-cell>
          <table:table-cell table:style-name="ce6" table:number-columns-repeated="4"/>
          <table:table-cell table:style-name="ce3" office:value-type="string" calcext:value-type="string">
            <text:p>Gain 7(10) Block. Whenever you play a card this turn, apply 1 Grapple to {a random enemy}(ALL enemie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Vanis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to your discard pile. Gain 20(25) blo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sychic Str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8(11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ental War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you receive unblocked attack damage, deal 2(3) Psychic damage back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dd a Void into your discard pile. Whenever a Void card exhausts, deal 10 Psychic damage to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eight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+Str+</text:p>
          </table:table-cell>
          <table:table-cell table:style-name="ce6" table:number-columns-repeated="9"/>
          <table:table-cell table:style-name="ce3" office:value-type="string" calcext:value-type="string">
            <text:p>Gain 1(2) Strength. Grapple is affected by Strength.</text:p>
          </table:table-cell>
          <table:table-cell/>
        </table:table-row>
        <table:table-row table:style-name="ro1" table:number-rows-repeated="104850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tats V 0.0.6" table:style-name="ta1">
        <office:forms form:automatic-focus="false" form:apply-design-mode="false"/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6'.$E$1:$'Version 0.0.6'.$E$161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6'.$E$1:$'Version 0.0.6'.$E$161]; COM.MICROSOFT.CONCAT([.A3];&quot;*&quot;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6'.$E$1:$'Version 0.0.6'.$E$161]; COM.MICROSOFT.CONCAT([.A4];&quot;*&quot;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6'.$E$1:$'Version 0.0.6'.$E$161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6'.$E$1:$'Version 0.0.6'.$E$161]; COM.MICROSOFT.CONCAT([.A6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6'.$E$1:$'Version 0.0.6'.$E$161]; COM.MICROSOFT.CONCAT([.A7];&quot;*&quot;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6'.$E$1:$'Version 0.0.6'.$E$161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6'.$C$1:$'Version 0.0.6'.$C$161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6'.$C$1:$'Version 0.0.6'.$C$161]; [.A1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6'.$C$1:$'Version 0.0.6'.$C$161]; [.A1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6'.$C$1:$'Version 0.0.6'.$C$161]; [.A1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6'.$C$1:$'Version 0.0.6'.$C$161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6'.$D$1:$'Version 0.0.6'.$D$161];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6'.$D$1:$'Version 0.0.6'.$D$161];[.A2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6'.$D$1:$'Version 0.0.6'.$D$161];[.A2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0" calcext:value-type="float">
            <text:p>70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18" table:default-cell-style-name="ce25"/>
        <table:table-column table:style-name="co11" table:number-columns-repeated="2" table:default-cell-style-name="ce25"/>
        <table:table-column table:style-name="co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3" table:default-cell-style-name="ce25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row table:style-name="ro1">
          <table:table-cell table:style-name="ce19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 U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Psychic</text:p>
          </table:table-cell>
          <table:table-cell table:style-name="ce25" office:value-type="string" calcext:value-type="string">
            <text:p>Infection</text:p>
          </table:table-cell>
          <table:table-cell table:style-name="ce25"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2"/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2" office:value-type="string" calcext:value-type="string">
            <text:p>Gain 5(8) Block. (Combo.)</text:p>
          </table:table-cell>
          <table:table-cell/>
        </table:table-row>
        <table:table-row table:style-name="ro1">
          <table:table-cell table:style-name="ce23"/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number-columns-repeated="2" table:style-name="ce26" office:value-type="string" calcext:value-type="string">
            <text:p>Enable</text:p>
          </table:table-cell>
          <table:table-cell table:style-name="ce26" table:number-columns-repeated="5"/>
          <table:table-cell table:style-name="ce22" office:value-type="string" calcext:value-type="string">
            <text:p>Apply 2(3) Grapple. Gain 2(3) block. Combo.</text:p>
          </table:table-cell>
          <table:table-cell/>
        </table:table-row>
        <table:table-row table:style-name="ro1">
          <table:table-cell table:style-name="ce22"/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office:value-type="string" calcext:value-type="string">
            <text:p>Payoff</text:p>
          </table:table-cell>
          <table:table-cell table:style-name="ce26" table:number-columns-repeated="5"/>
          <table:table-cell table:style-name="ce22" office:value-type="string" calcext:value-type="string">
            <text:p>If the enemy is grappled, deal 9(13) damage. Combo.</text:p>
          </table:table-cell>
          <table:table-cell/>
        </table:table-row>
        <table:table-row table:style-name="ro1">
          <table:table-cell table:style-name="ce22"/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2" office:value-type="string" calcext:value-type="string">
            <text:p>Deal 6(9) Damage. (Combo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areful Approa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number-columns-repeated="3"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Apply 1 Grapple( to ALL enemies). Draw 1 card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harming Word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3" office:value-type="string" calcext:value-type="string">
            <text:p>Gain 8(11) block. Apply 1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heap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4"/>
          <table:table-cell table:style-name="ce23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/>
          <table:table-cell table:style-name="ce23" office:value-type="string" calcext:value-type="string">
            <text:p>Elbow Cu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Deal 9(13) damage. Combo: Draw 2 card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Half Nels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table:style-name="ce22"/>
          <table:table-cell table:style-name="ce23" office:value-type="string" calcext:value-type="string">
            <text:p>Hammer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Deal 9(12) damage. Discard 1(2) card(s) from your draw pile. Combo.</text:p>
          </table:table-cell>
          <table:table-cell/>
        </table:table-row>
        <table:table-row table:style-name="ro1">
          <table:table-cell table:style-name="ce19"/>
          <table:table-cell table:number-columns-repeated="2"/>
          <table:table-cell office:value-type="string" calcext:value-type="string">
            <text:p>Skill</text:p>
          </table:table-cell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Jab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Deal 3 damage. If the enemy is grappled, deal 3 damage 2 more times. (Combo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Mele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Deal 8(10) damage. If there are multiple enemies, deal 8(10) damage to ALL enemies. Combo.</text:p>
          </table:table-cell>
          <table:table-cell/>
        </table:table-row>
        <table:table-row table:style-name="ro1">
          <table:table-cell table:style-name="ce22" office:value-type="string" calcext:value-type="string">
            <text:p>UPDATE</text:p>
          </table:table-cell>
          <table:table-cell table:style-name="ce23" office:value-type="string" calcext:value-type="string">
            <text:p>Mind Sp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Deal 4(6) damage. Deal 4(6) Psychic damag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One Two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14"/>
          <table:table-cell table:style-name="ce23" office:value-type="string" calcext:value-type="string">
            <text:p>Deal 6(9) damage twice. Gain 2(4)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Penetrating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Apply 3(5) grapple. Combo: Apply 1(2) vulnerab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crambl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8(10) Block. Discard 1(2) card(s) from your draw pile</text:span>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ideste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3(4) Dexterity this turn. (Combo: Gain 5 Block</text:span>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uplex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(*)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Deal 16 damage. Combo(: Gain *)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Vitality Drai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string" calcext:value-type="string">
            <text:p>-Str</text:p>
          </table:table-cell>
          <table:table-cell table:style-name="ce28" table:number-columns-repeated="10"/>
          <table:table-cell table:style-name="ce23" office:value-type="string" calcext:value-type="string">
            <text:p>The enemy loses 5(7) strength this turn. Draw 2 cards.</text:p>
          </table:table-cell>
          <table:table-cell/>
        </table:table-row>
        <table:table-row table:style-name="ro1">
          <table:table-cell table:style-name="ce22"/>
          <table:table-cell table:style-name="ce23" office:value-type="string" calcext:value-type="string">
            <text:p>Eldritch Blas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Deal 15(19) damage to a random enemy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Whisper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11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Deal 7(10) Psychic damage to ALL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Wind U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string" calcext:value-type="string">
            <text:p>(*)</text:p>
          </table:table-cell>
          <table:table-cell table:style-name="ce23" table:number-columns-repeated="5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Your next attack deals 5 additional damage. Combo(: Gain *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Amnesia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string" calcext:value-type="string">
            <text:p>2(3)</text:p>
          </table:table-cell>
          <table:table-cell table:style-name="ce23" table:number-columns-repeated="9"/>
          <table:table-cell table:style-name="ce23" office:value-type="string" calcext:value-type="string">
            <text:p><text:span text:style-name="T1">Lose all debuffs. At the beginning of each turn, discard up to 2(3) cards from your draw pile</text:span>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atapul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15(20) damage to each grappled enemy for each grappled enemy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rush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Apply 5(7) grapple. Deal damage equal to the enemy’s grapple X(+1) times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Dominate Min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10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Deal 24(32) Psychic damage. Apply 8(11)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Eldritch For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3"/>
          <table:table-cell table:style-name="ce28"/>
          <table:table-cell table:style-name="ce23" table:number-columns-repeated="8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Devoid. At the end of each turn, apply 3(4) Compelled to ALL enemies and increase this number by 2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Full Body V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 table:number-columns-repeated="3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If the enemy is grappled, deal 16(20) damage. Combo: They lose 11(15) strength this turn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Haymak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4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Deal 26(32) Damage. Gain 1 Vulnerable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Into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4"/>
          <table:table-cell table:style-name="ce23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Iron Grip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14"/>
          <table:table-cell table:style-name="ce23" office:value-type="string" calcext:value-type="string">
            <text:p>Double(Triple) the enemy’s Grapple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Leverag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4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strength equal to your block this turn. Remove your block. Combo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/>
          <table:table-cell table:style-name="ce23" office:value-type="string" calcext:value-type="string">
            <text:p>Mind M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10"/>
          <table:table-cell table:style-name="ce23" office:value-type="string" calcext:value-type="string">
            <text:p><text:span text:style-name="T1">Gain block equal the enemy’s current attack and apply 3 weak.</text:span>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Out of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14"/>
          <table:table-cell table:style-name="ce23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Pizzazz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2(1)</text:p>
          </table:table-cell>
          <table:table-cell table:style-name="ce23" table:number-columns-repeated="2"/>
          <table:table-cell table:style-name="ce23" office:value-type="string" calcext:value-type="string">
            <text:p>+Str/+Dex</text:p>
          </table:table-cell>
          <table:table-cell table:style-name="ce23" table:number-columns-repeated="4"/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Whenever you gain Combo, gain 1 Strength and 1 Dexterity this turn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ubmi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Deal 12(15) damage. Apply 12(15) Grapple. If the enemy’s Grapple is greater than or equal to their current HP, set their HP to 0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Tag Tea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3(2)</text:p>
          </table:table-cell>
          <table:table-cell table:style-name="ce28" table:number-columns-repeated="14"/>
          <table:table-cell table:style-name="ce23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3" office:value-type="string" calcext:value-type="string">
            <text:p>Tormen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Whenever you cause an enemy to lose HP, they lose 4(6) mor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*(*)</text:p>
          </table:table-cell>
          <table:table-cell table:style-name="ce28" office:value-type="string" calcext:value-type="string">
            <text:p>3(4)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Gain ***(*). Draw 3(4) cards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Wear Dow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(Innate.) At the end of your turn, deal damage to each grappled enemy equal to 10% of their current HP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Weird Condui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(Innate.) At the start of your turn, gain * and draw 2 card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3" office:value-type="string" calcext:value-type="string">
            <text:p>Mania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office:value-type="string" calcext:value-type="string">
            <text:p>*(*)</text:p>
          </table:table-cell>
          <table:table-cell table:style-name="ce23" table:number-columns-repeated="13"/>
          <table:table-cell table:style-name="ce23" office:value-type="string" calcext:value-type="string">
            <text:p>Gain *(*). Next turn, lose *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Armba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6(8) Block. Combo: Gain 6(8)</text:span> Block again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Bear Hu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Apply 6(8) Grapple. Deal damage and gain Block equal to that enemy’s Grapple. (Combo.)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/>
          <table:table-cell table:style-name="ce23" office:value-type="string" calcext:value-type="string">
            <text:p>Body Shie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3"/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table:number-columns-repeated="3"/>
          <table:table-cell table:style-name="ce23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Brainstorm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3"/>
          <table:table-cell table:style-name="ce28" office:value-type="string" calcext:value-type="string">
            <text:p>2(3)</text:p>
          </table:table-cell>
          <table:table-cell table:style-name="ce28" table:number-columns-repeated="8"/>
          <table:table-cell table:style-name="ce23" office:value-type="string" calcext:value-type="string">
            <text:p>Shuffle 2(3) cards from your discard pile into your draw pile. Draw 1(2) card(s).</text:p>
          </table:table-cell>
          <table:table-cell/>
        </table:table-row>
        <table:table-row table:style-name="ro1">
          <table:table-cell table:style-name="ce22" office:value-type="string" calcext:value-type="string">
            <text:p>UPDATE</text:p>
          </table:table-cell>
          <table:table-cell table:style-name="ce23" office:value-type="string" calcext:value-type="string">
            <text:p>Chill Tou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Whenever you apply grapple, deal 4(6) Psychic damag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hokeho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3" table:number-columns-repeated="6"/>
          <table:table-cell table:style-name="ce23" office:value-type="string" calcext:value-type="string">
            <text:p>Payoff</text:p>
          </table:table-cell>
          <table:table-cell table:style-name="ce23" table:number-columns-repeated="5"/>
          <table:table-cell table:style-name="ce23" office:value-type="string" calcext:value-type="string">
            <text:p>Deal damage equal to 3(4) times the enemy’s grapp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lose Quart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23" office:value-type="string" calcext:value-type="string">
            <text:p>Vampiric Touch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8"/>
          <table:table-cell table:style-name="ce23" office:value-type="string" calcext:value-type="string">
            <text:p>Payoff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Devoid. Deal Psychic damage equal to the enemy’s Grapple. Gain health equal to the damage dealt. Exhaust.</text:p>
          </table:table-cell>
          <table:table-cell/>
        </table:table-row>
        <table:table-row table:style-name="ro1">
          <table:table-cell table:style-name="ce22"/>
          <table:table-cell table:style-name="ce23" office:value-type="string" calcext:value-type="string">
            <text:p>Dark Suggest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3" office:value-type="string" calcext:value-type="string">
            <text:p>Apply 2(3)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Flouris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Whenever you gain Combo, gain 2(3) Block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4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Innate. Gain 1(2) Strength. Gain 1(2) Dexterity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Get Se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Innate. Apply 1(2) grapple. Gain 8(11) block. Combo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Go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<text:span text:style-name="T1">Innate. Deal 7(10) damage. If the enemy is grappled, deal 7(10)</text:span> damage again. Combo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Laria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Deal 7(11) damage. Combo: Gain * and draw 1 car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Roundhous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14"/>
          <table:table-cell table:style-name="ce23" office:value-type="string" calcext:value-type="string">
            <text:p>Combo: Deal 9(12) damage.</text:p>
          </table:table-cell>
          <table:table-cell office:value-type="string" calcext:value-type="string">
            <text:p>Try and figure out a synonym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Migrain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Deal 8(12) Psychic damage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Mind 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3" office:value-type="string" calcext:value-type="string">
            <text:p>2(3)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If the enemy is Grappled, draw 2(3) card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Modify Memor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3(5)</text:p>
          </table:table-cell>
          <table:table-cell table:style-name="ce28" table:number-columns-repeated="8"/>
          <table:table-cell table:style-name="ce23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Mountain Bomb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3" table:number-columns-repeated="4"/>
          <table:table-cell table:style-name="ce23" office:value-type="string" calcext:value-type="string">
            <text:p>Deal 7(9) damage. Combo: Deal 7(9) damage again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Out of Rea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Piledriv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6"/>
          <table:table-cell table:style-name="ce23" office:value-type="string" calcext:value-type="string">
            <text:p>Deal 21(27) damage. Gain 8(12) Combo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/>
          <table:table-cell table:style-name="ce23" office:value-type="string" calcext:value-type="string">
            <text:p>Pounc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Deal 15(20) damage. Move all Grapple to that enemy. (Combo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rowd Pleas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6"/>
          <table:table-cell table:style-name="ce23" office:value-type="string" calcext:value-type="string">
            <text:p>Gain 4(8) Combo. You cannot lose Combo this turn.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Shocking Grasp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3 damage 3(4) times to ALL grappled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number-columns-repeated="3"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Gain 7(10) Block. Whenever you play a card this turn, apply 1 Grapple to {a random enemy}(ALL enemies)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Thought Ea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 table:number-columns-repeated="8"/>
          <table:table-cell table:number-columns-repeated="2" table:style-name="ce23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Deal 12(15) Psychic damage. Apply 3(4)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Uncanny Laugh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Ethereal. At the start of your turn, deal 5(7) Psychic damage to a random enemy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Untouchabl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At the start of your turn, if you have Combo, gain 2(3) Combo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Void Cag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3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Gain 27(32) block.</text:p>
          </table:table-cell>
          <table:table-cell/>
        </table:table-row>
        <table:table-row table:style-name="ro1">
          <table:table-cell table:style-name="ce22" office:value-type="string" calcext:value-type="string">
            <text:p>RENAME</text:p>
          </table:table-cell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9"/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<text:span text:style-name="T1">Devoid. Apply 2(3) Grapple </text:span>to ALL enemies. Deal 2(3) Psychic damage to ALL enemies.</text:p>
          </table:table-cell>
          <table:table-cell/>
        </table:table-row>
        <table:table-row table:style-name="ro1">
          <table:table-cell table:style-name="ce19"/>
          <table:table-cell table:number-columns-repeated="3"/>
          <table:table-cell table:style-name="Default" table:number-columns-repeated="13"/>
          <table:table-cell table:number-columns-repeated="3"/>
          <table:table-cell office:value-type="string" calcext:value-type="string">
            <text:p>Malady doubles every exhaust? Maybe change Malady to be eldritch infection themed</text:p>
          </table:table-cell>
        </table:table-row>
        <table:table-row table:style-name="ro1" table:number-rows-repeated="104849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tats V 0.0.3" table:style-name="ta1"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3'.$E$1:$'Version 0.0.3'.$E$169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3'.$E$1:$'Version 0.0.3'.$E$169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3'.$E$1:$'Version 0.0.3'.$E$169]; COM.MICROSOFT.CONCAT([.A4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3'.$E$1:$'Version 0.0.3'.$E$169]; COM.MICROSOFT.CONCAT([.A5];&quot;*&quot;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3'.$E$1:$'Version 0.0.3'.$E$169]; COM.MICROSOFT.CONCAT([.A6];&quot;*&quot;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3'.$E$1:$'Version 0.0.3'.$E$169]; COM.MICROSOFT.CONCAT([.A7];&quot;*&quot;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3'.$E$1:$'Version 0.0.3'.$E$169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3'.$C$1:$'Version 0.0.3'.$C$169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3'.$C$1:$'Version 0.0.3'.$C$169]; [.A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3'.$C$1:$'Version 0.0.3'.$C$169]; [.A1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3'.$C$1:$'Version 0.0.3'.$C$169]; [.A1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3'.$C$1:$'Version 0.0.3'.$C$169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3'.$D$1:$'Version 0.0.3'.$D$169];[.A2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3'.$D$1:$'Version 0.0.3'.$D$169];[.A2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3'.$D$1:$'Version 0.0.3'.$D$169];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3" calcext:value-type="float">
            <text:p>73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2" table:style-name="ta1"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22" table:default-cell-style-name="ce25"/>
        <table:table-column table:style-name="co7" table:default-cell-style-name="ce25"/>
        <table:table-column table:style-name="co18" table:default-cell-style-name="ce25"/>
        <table:table-column table:style-name="co11" table:number-columns-repeated="2" table:default-cell-style-name="ce25"/>
        <table:table-column table:style-name="co1" table:default-cell-style-name="ce25"/>
        <table:table-column table:style-name="co23" table:default-cell-style-name="ce25"/>
        <table:table-column table:style-name="co12" table:default-cell-style-name="ce25"/>
        <table:table-column table:style-name="co13" table:default-cell-style-name="ce25"/>
        <table:table-column table:style-name="co8" table:default-cell-style-name="ce25"/>
        <table:table-column table:style-name="co15" table:default-cell-style-name="ce25"/>
        <table:table-column table:style-name="co13" table:default-cell-style-name="ce25"/>
        <table:table-column table:style-name="co24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22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22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22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22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reful Approa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arming Word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eap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3" office:value-type="string" calcext:value-type="string">
            <text:p>Deal 8 damage. Reduce the damage of {all Cheap Shot cards}(this card) by 2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ark Suggesti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1(2)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bow Cu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3" office:value-type="string" calcext:value-type="string">
            <text:p>Deal 9(13) damage. If the enemy is grappled,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lf Nels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mmer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7"/>
          <table:table-cell table:style-name="ce23" office:value-type="string" calcext:value-type="string">
            <text:p>Deal 9(11) damage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3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Jab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ania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11"/>
          <table:table-cell table:style-name="ce23" office:value-type="string" calcext:value-type="string">
            <text:p>Unplayable. {Ethereal}. When you draw this card, gain *. Next turn, gain 1 less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ele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Sp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al 3(4) damage. The enemy loses 4(6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enetrating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Roughhous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3" office:value-type="string" calcext:value-type="string">
            <text:p>Deal 2 damage 3(4) times to ALL enemies.</text:p>
          </table:table-cell>
          <table:table-cell office:value-type="string" calcext:value-type="string">
            <text:p>Change so its not the quite the same as Shocking Grasp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crambl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7"/>
          <table:table-cell table:style-name="ce23" office:value-type="string" calcext:value-type="string">
            <text:p>Gain 8(11) Block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ideste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3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plex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wit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3" office:value-type="string" calcext:value-type="string">
            <text:p>Unplayable. {Ethereal}. When you draw this card, deal 10 damage to a random enemy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3" office:value-type="string" calcext:value-type="string">
            <text:p>Void Blas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11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ody Shi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3"/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3" table:number-columns-repeated="2"/>
          <table:table-cell table:style-name="ce23" office:value-type="string" calcext:value-type="string">
            <text:p>Whenever an enemy attacks, deal 3(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3" office:value-type="string" calcext:value-type="string">
            <text:p>Crush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Apply 4(6) grapple. Deal damage equal to the enemy’s grapple X(+1) times.</text:p>
          </table:table-cell>
          <table:table-cell office:value-type="string" calcext:value-type="string">
            <text:p>figure out how to update desc when not hovering enemy, doesn’t seem to reflect vul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ominate Min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9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Apply 5(7) Compulsion. The enemy loses 15(20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For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3"/>
          <table:table-cell table:style-name="ce28"/>
          <table:table-cell table:style-name="ce23" office:value-type="string" calcext:value-type="string">
            <text:p>+S+/+D+</text:p>
          </table:table-cell>
          <table:table-cell table:style-name="ce23" table:number-columns-repeated="9"/>
          <table:table-cell table:style-name="ce23" office:value-type="string" calcext:value-type="string">
            <text:p><text:span text:style-name="T1">Gain 7(10) strength and 7(10)</text:span> dexterity. At the end of each turn, gain 2 mindvice.</text:p>
          </table:table-cell>
          <table:table-cell office:value-type="string" calcext:value-type="string">
            <text:p>Eldritch Form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ull Body V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6(20) damage and they lose 11(18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ymak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9"/>
          <table:table-cell table:style-name="ce23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Into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3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everag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3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M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f the enemy is grappled, gain block equal their current attack and apply 3 weak.</text:span> Exhaust.</text:p>
          </table:table-cell>
          <table:table-cell office:value-type="string" calcext:value-type="string">
            <text:p>Maybe change to compulsion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12"/>
          <table:table-cell table:style-name="ce23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bmi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ag Tea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3(2)</text:p>
          </table:table-cell>
          <table:table-cell table:style-name="ce28" table:number-columns-repeated="12"/>
          <table:table-cell table:style-name="ce23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ormen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ligh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ar Dow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(Innate.) At the end of your turn, deal damage to each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ird Condui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2(1)</text:p>
          </table:table-cell>
          <table:table-cell table:style-name="ce28" office:value-type="string" calcext:value-type="string">
            <text:p>**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(Innate.) Whenever you draw a Void card, gain ** and draw 2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gility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9"/>
          <table:table-cell table:style-name="ce23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rmba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ear Hu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rainstorm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3"/>
          <table:table-cell table:style-name="ce28" office:value-type="string" calcext:value-type="string">
            <text:p>2(3)</text:p>
          </table:table-cell>
          <table:table-cell table:style-name="ce28" table:number-columns-repeated="6"/>
          <table:table-cell table:style-name="ce23" office:value-type="string" calcext:value-type="string">
            <text:p>Remember 2(3) cards. Draw 2(3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tapul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ill Tou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Whenever you apply grapple, the enemy loses 2(3)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3" office:value-type="string" calcext:value-type="string">
            <text:p>Chokeho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23" office:value-type="string" calcext:value-type="string">
            <text:p>Deal damage equal to 3(4) times the enemy’s grapple.</text:p>
          </table:table-cell>
          <table:table-cell office:value-type="string" calcext:value-type="string">
            <text:p>figure out how to update desc when not hovering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ircle Behi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lose Quart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ave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8" office:value-type="string" calcext:value-type="string">
            <text:p>HP</text:p>
          </table:table-cell>
          <table:table-cell table:style-name="ce23" table:number-columns-repeated="8"/>
          <table:table-cell table:style-name="ce23" office:value-type="string" calcext:value-type="string">
            <text:p>Payoff</text:p>
          </table:table-cell>
          <table:table-cell table:style-name="ce23" office:value-type="string" calcext:value-type="string">
            <text:p>Devoid. Whenever a Void card exhausts, heal 3(4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oss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3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e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3" office:value-type="string" calcext:value-type="string">
            <text:p>Unplayable. {Ethereal}. When you draw this card, add a random card of any color 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Forget 1(2) card(s). Remember 1(2) card(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9"/>
          <table:table-cell table:style-name="ce23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Se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o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orro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3"/>
          <table:table-cell table:style-name="ce28" office:value-type="string" calcext:value-type="string">
            <text:p>W/V</text:p>
          </table:table-cell>
          <table:table-cell table:style-name="ce28" table:number-columns-repeated="8"/>
          <table:table-cell table:style-name="ce23" office:value-type="string" calcext:value-type="string">
            <text:p>Unplayable. {Ethereal}. When you draw this card, apply 2 Weak and 2 Vulnerab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umili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aria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grain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odify Memor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3(5)</text:p>
          </table:table-cell>
          <table:table-cell table:style-name="ce28" table:number-columns-repeated="6"/>
          <table:table-cell table:style-name="ce23" office:value-type="string" calcext:value-type="string">
            <text:p>Forget up to 3(5) cards. Remember that many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Rea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burs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3" office:value-type="string" calcext:value-type="string">
            <text:p>Unplayable. {Ethereal}. When you draw this card, the next attack you play deals 8 additional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ounc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Psychedelic Il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3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hocking Grasp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Deal 9(13) damage to ALL grappled enemies.</text:p>
          </table:table-cell>
          <table:table-cell office:value-type="string" calcext:value-type="string">
            <text:p>Change to multi-hit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Whenever an enemy attacks, apply 1 grapple to that enemy.</text:p>
          </table:table-cell>
          <table:table-cell office:value-type="string" calcext:value-type="string">
            <text:p>Kinda makes grapple sill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hought Ea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 office:value-type="float" office:value="1" calcext:value-type="float">
            <text:p>1</text:p>
          </table:table-cell>
          <table:table-cell table:style-name="ce23" table:number-columns-repeated="8"/>
          <table:table-cell table:style-name="ce23" office:value-type="string" calcext:value-type="string">
            <text:p>Enable</text:p>
          </table:table-cell>
          <table:table-cell table:style-name="ce23"/>
          <table:table-cell table:style-name="ce23" office:value-type="string" calcext:value-type="string">
            <text:p>The enemy loses 3 HP. (Draw 1 Card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earthly Sk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3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canny Vision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Whenever a Void card exhausts, apply 3(5) Compulsion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nerving Laugh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itality Dra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The enemy loses 2(3)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 Cag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1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ight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9"/>
          <table:table-cell table:style-name="ce23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30" office:value-type="string" calcext:value-type="string">
            <text:p>Whisp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ALL enemies lose 3(5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Void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Devoid. Deal 13(17) damage to a random enemy.</text:p>
          </table:table-cell>
          <table:table-cell/>
        </table:table-row>
        <table:table-row table:style-name="ro1" table:number-rows-repeated="104849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tats V 0.0.2" table:style-name="ta1"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2'.$E$1:$'Version 0.0.2'.$E$174]; COM.MICROSOFT.CONCAT([.A2];&quot;*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2'.$E$1:$'Version 0.0.2'.$E$174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2'.$E$1:$'Version 0.0.2'.$E$174]; COM.MICROSOFT.CONCAT([.A4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2'.$E$1:$'Version 0.0.2'.$E$174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2'.$E$1:$'Version 0.0.2'.$E$174]; COM.MICROSOFT.CONCAT([.A6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2'.$E$1:$'Version 0.0.2'.$E$174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2'.$E$1:$'Version 0.0.2'.$E$174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2'.$C$1:$'Version 0.0.2'.$C$174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2'.$C$1:$'Version 0.0.2'.$C$174]; [.A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2'.$C$1:$'Version 0.0.2'.$C$174]; [.A1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2'.$C$1:$'Version 0.0.2'.$C$174]; [.A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2'.$C$1:$'Version 0.0.2'.$C$174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2'.$D$1:$'Version 0.0.2'.$D$174]; 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2'.$D$1:$'Version 0.0.2'.$D$174]; [.A2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2'.$D$1:$'Version 0.0.2'.$D$174]; 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6" calcext:value-type="float">
            <text:p>7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1" table:style-name="ta1">
        <table:table-column table:style-name="co21" table:default-cell-style-name="Default"/>
        <table:table-column table:style-name="co2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22" table:default-cell-style-name="ce25"/>
        <table:table-column table:style-name="co13" table:default-cell-style-name="ce25"/>
        <table:table-column table:style-name="co18" table:default-cell-style-name="ce25"/>
        <table:table-column table:style-name="co11" table:number-columns-repeated="2" table:default-cell-style-name="ce25"/>
        <table:table-column table:style-name="co12" table:default-cell-style-name="ce25"/>
        <table:table-column table:style-name="co11" table:default-cell-style-name="ce25"/>
        <table:table-column table:style-name="co13" table:number-columns-repeated="3" table:default-cell-style-name="ce25"/>
        <table:table-column table:style-name="co2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22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22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22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5"/>
          <table:table-cell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22" office:value-type="string" calcext:value-type="string">
            <text:p>Apply 2(4) Grapple. Gain 2(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eap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3" office:value-type="string" calcext:value-type="string">
            <text:p>Deal 8(11) damage. The enemy gains 1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bow Cu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8"/>
          <table:table-cell table:style-name="ce23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Lightning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lf Nels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mmer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3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3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Jab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ele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Sp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Roughhous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3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plex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reful Approa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arming Word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ark Suggesti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7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enetrating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crambl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3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ideste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office:value-type="string" calcext:value-type="string">
            <text:p>+Dex</text:p>
          </table:table-cell>
          <table:table-cell table:style-name="ce28" table:number-columns-repeated="7"/>
          <table:table-cell table:style-name="ce23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ull Body V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ymak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7"/>
          <table:table-cell table:style-name="ce23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Eat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acrif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For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***(*)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The first time you draw a Void card each turn, gain ***(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avore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8"/>
          <table:table-cell table:number-columns-repeated="2"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{Ethereal.} At the start of your turn, add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ormen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ar Dow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illing Posse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string" calcext:value-type="string">
            <text:p>+S+/+D+</text:p>
          </table:table-cell>
          <table:table-cell table:style-name="ce23" table:number-columns-repeated="7"/>
          <table:table-cell table:style-name="ce23" office:value-type="string" calcext:value-type="string">
            <text:p><text:span text:style-name="T1">Gain 7(10) strength and 7(10)</text:span> dexterity. Gain 2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ush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ominate Min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everag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7"/>
          <table:table-cell table:style-name="ce23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M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bmi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ligh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ear Hu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tapul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Shock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o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umili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aria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ounc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Psychedelic Il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7"/>
          <table:table-cell table:style-name="ce23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ill Tou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lose Quart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ave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2"/>
          <table:table-cell table:style-name="ce28" office:value-type="string" calcext:value-type="string">
            <text:p>HP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/>
          <table:table-cell table:style-name="ce23" office:value-type="string" calcext:value-type="string">
            <text:p>Whenever a Void card exhausts, heal 1(2) HP.</text:p>
          </table:table-cell>
          <table:table-cell office:value-type="string" calcext:value-type="string">
            <text:p>Devoid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7"/>
          <table:table-cell table:style-name="ce23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earthly Vision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Whenever a Void card exhausts, apply 3(4) horror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nerving Laugh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gility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7"/>
          <table:table-cell table:style-name="ce23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rmba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okeho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23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ircle Behi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10(1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oss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3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2"/>
          <table:table-cell table:style-name="ce28" office:value-type="string" calcext:value-type="string">
            <text:p>1(2)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Draw 2(3) cards. Move 1(2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Whim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ireman Lif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Se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rowing D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odify Memor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3(5)</text:p>
          </table:table-cell>
          <table:table-cell table:style-name="ce28" table:number-columns-repeated="5"/>
          <table:table-cell table:style-name="ce23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Rea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etit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ecret of the Deep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2"/>
          <table:table-cell table:style-name="ce23" office:value-type="string" calcext:value-type="string">
            <text:p>Apply 1(1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earthly Sk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7"/>
          <table:table-cell table:style-name="ce23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itality Dra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 Cag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ight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7"/>
          <table:table-cell table:style-name="ce23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hisp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tats V 0.0.1" table:style-name="ta1"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1'.$E$1:$'Version 0.0.1'.$E$182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1'.$E$1:$'Version 0.0.1'.$E$182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1'.$E$1:$'Version 0.0.1'.$E$182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1'.$E$1:$'Version 0.0.1'.$E$182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1'.$E$1:$'Version 0.0.1'.$E$182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1'.$E$1:$'Version 0.0.1'.$E$182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1'.$C$1:$'Version 0.0.1'.$C$182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1'.$C$1:$'Version 0.0.1'.$C$182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1'.$C$1:$'Version 0.0.1'.$C$182]; &quot;Uncommon&quot;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1'.$C$1:$'Version 0.0.1'.$C$182]; &quot;Rare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1'.$C$1:$'Version 0.0.1'.$C$182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1'.$D$1:$'Version 0.0.1'.$D$182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1'.$D$1:$'Version 0.0.1'.$D$182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1'.$D$1:$'Version 0.0.1'.$D$182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ratch Sheet" table:style-name="ta1"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17" table:default-cell-style-name="ce25"/>
        <table:table-column table:style-name="co17" table:number-columns-repeated="15" table:default-cell-style-name="Default"/>
        <table:table-row table:style-name="ro1">
          <table:table-cell table:number-columns-repeated="4"/>
          <table:table-cell table:style-name="ce25" table:number-columns-repeated="7"/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1(2) cards. They cost 0 this turn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Plated Armor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6(8) Plated Armor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/>
          <table:table-cell table:style-name="ce25" office:value-type="string" calcext:value-type="string">
            <text:p>3(4)</text:p>
          </table:table-cell>
          <table:table-cell table:style-name="ce25" table:number-columns-repeated="5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Draw 3(4) cards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Intangible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1(2) Intangible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+Dex+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2(3) dexterity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+Str+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2(3) strength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3"/>
          <table:table-cell table:style-name="ce25" office:value-type="string" calcext:value-type="string">
            <text:p>Weak/Vuln</text:p>
          </table:table-cell>
          <table:table-cell table:style-name="ce25" table:number-columns-repeated="3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Apply 2(3) weak and 2(3) vulnerable to ALL enemies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*(*)</text:p>
          </table:table-cell>
          <table:table-cell table:style-name="ce25" table:number-columns-repeated="6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*(*). Exhaust.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Group Hug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Gain 8(11) block. Apply 1(2) Grapple to ALL enemies.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23" office:value-type="string" calcext:value-type="string">
            <text:p>Amnesia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9"/>
          <table:table-cell table:style-name="ce30" office:value-type="string" calcext:value-type="string">
            <text:p>Whenever you play a card, Exhaust it. At the start of your turn, return 3(5) cards from your exhaust pile to your hand.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Weird Condui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Payoff</text:p>
          </table:table-cell>
          <table:table-cell table:style-name="ce26"/>
          <table:table-cell table:style-name="ce22" office:value-type="string" calcext:value-type="string">
            <text:p>Devoid. Deal 4(6) damage for each Void card in your exhaust pile.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3" office:value-type="string" calcext:value-type="string">
            <text:p>Vanis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(Innate.) Devoid. Whenever a Void card exhausts, gain 2 dexterity.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Drag Behin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string" calcext:value-type="string">
            <text:p>Payoff</text:p>
          </table:table-cell>
          <table:table-cell table:style-name="ce26" table:number-columns-repeated="3"/>
          <table:table-cell table:style-name="ce22" office:value-type="string" calcext:value-type="string">
            <text:p>If the enemy is grappled, deal 9(14) damage.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Favore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{Ethereal.} At the start of your turn, shuffle X random boons into your hand.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30" office:value-type="string" calcext:value-type="string">
            <text:p>Eldritch Whim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Add a random boon to your hand. {Exhaust}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23" office:value-type="string" calcext:value-type="string">
            <text:p>Petit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Shuffle 3(5) random boons into your draw pile. Exhaust.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23" office:value-type="string" calcext:value-type="string">
            <text:p>Mind Eat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If the enemy is grappled, deal 15(19) damage and apply 3(5) Compulsion.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isorientation</text:p>
          </table:table-cell>
          <table:table-cell table:style-name="ce31" office:value-type="string" calcext:value-type="string">
            <text:p>Rare</text:p>
          </table:table-cell>
          <table:table-cell table:style-name="ce31" office:value-type="string" calcext:value-type="string">
            <text:p>Skill</text:p>
          </table:table-cell>
          <table:table-cell table:style-name="ce32" office:value-type="string" calcext:value-type="string">
            <text:p>U</text:p>
          </table:table-cell>
          <table:table-cell table:style-name="ce32" table:number-columns-repeated="12"/>
          <table:table-cell table:style-name="ce31" office:value-type="string" calcext:value-type="string">
            <text:p>Unplayable. {Ethereal}. When you draw this card, randomize the costs of all cards in your hand.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Verbal Tic</text:p>
          </table:table-cell>
          <table:table-cell table:style-name="ce31" office:value-type="string" calcext:value-type="string">
            <text:p>Common</text:p>
          </table:table-cell>
          <table:table-cell table:style-name="ce31" office:value-type="string" calcext:value-type="string">
            <text:p>Skill</text:p>
          </table:table-cell>
          <table:table-cell table:style-name="ce32" office:value-type="string" calcext:value-type="string">
            <text:p>U</text:p>
          </table:table-cell>
          <table:table-cell table:style-name="ce32" table:number-columns-repeated="12"/>
          <table:table-cell table:style-name="ce31" office:value-type="string" calcext:value-type="string">
            <text:p><text:span text:style-name="T1">Unplayable. {Ethereal}. When you draw this card, p</text:span>lay the top card of your deck.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Whenever an enemy attacks, apply 1 grapple to that enemy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Whisp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ALL enemies lose 3(5) HP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Psychedelic Il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3" office:value-type="string" calcext:value-type="string">
            <text:p>Deal 10(12) damage to a random enemy. Gain 2(3) dexterity this turn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Unearthly Sk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3" office:value-type="string" calcext:value-type="string">
            <text:p>Gain 7(10) block. Gain 2(3) strength this turn.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Widen the G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For each time a Void card exhausts, increase Widen the Gate’s damage by 6(9). Deal 9 damage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3" office:value-type="string" calcext:value-type="string">
            <text:p>Leap Fro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office:value-type="string" calcext:value-type="string">
            <text:p>*</text:p>
          </table:table-cell>
          <table:table-cell table:style-name="ce23" table:number-columns-repeated="5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Payoff</text:p>
          </table:table-cell>
          <table:table-cell table:style-name="ce23" table:number-columns-repeated="5"/>
          <table:table-cell table:style-name="ce23" office:value-type="string" calcext:value-type="string">
            <text:p>Gain 3(5) Block. Combo: Gain *.</text:p>
          </table:table-cell>
          <table:table-cell/>
        </table:table-row>
        <table:table-row table:style-name="ro1">
          <table:table-cell table:style-name="ce23" office:value-type="string" calcext:value-type="string">
            <text:p>Circle Behi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Gain 3(5) block. Combo: Draw 1 card.</text:p>
          </table:table-cell>
          <table:table-cell/>
        </table:table-row>
        <table:table-row table:style-name="ro1">
          <table:table-cell table:style-name="ce23" office:value-type="string" calcext:value-type="string">
            <text:p>Horro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3"/>
          <table:table-cell table:style-name="ce28" office:value-type="string" calcext:value-type="string">
            <text:p>W/V</text:p>
          </table:table-cell>
          <table:table-cell table:style-name="ce28" table:number-columns-repeated="9"/>
          <table:table-cell table:style-name="ce23" office:value-type="string" calcext:value-type="string">
            <text:p>Unplayable. {Ethereal.} When you draw this card, apply 1(2) Weak and 1(2) Vulnerable to ALL enemies.</text:p>
          </table:table-cell>
          <table:table-cell/>
        </table:table-row>
        <table:table-row table:style-name="ro1">
          <table:table-cell table:style-name="ce23" office:value-type="string" calcext:value-type="string">
            <text:p>Twit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3"/>
          <table:table-cell table:style-name="ce23" office:value-type="string" calcext:value-type="string">
            <text:p>Unplayable. {Ethereal.} When you draw this card, deal 9(11) damage to a random enemy.</text:p>
          </table:table-cell>
          <table:table-cell/>
        </table:table-row>
        <table:table-row table:style-name="ro1">
          <table:table-cell table:style-name="ce23" office:value-type="string" calcext:value-type="string">
            <text:p>Delu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Unplayable. {Ethereal.} When you draw this card, add a random card of any color to your hand. (It costs 0 this turn.)</text:p>
          </table:table-cell>
          <table:table-cell/>
        </table:table-row>
        <table:table-row table:style-name="ro1">
          <table:table-cell table:style-name="ce23" office:value-type="string" calcext:value-type="string">
            <text:p>Outburs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3"/>
          <table:table-cell table:style-name="ce23" office:value-type="string" calcext:value-type="string">
            <text:p>Unplayable. {Ethereal.} When you draw this card, the next attack you play deals 4(6) additional damage.</text:p>
          </table:table-cell>
          <table:table-cell/>
        </table:table-row>
        <table:table-row table:style-name="ro1">
          <table:table-cell table:style-name="ce23" office:value-type="string" calcext:value-type="string">
            <text:p>Humili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table:style-name="ce23" office:value-type="string" calcext:value-type="string">
            <text:p>Relentless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3" office:value-type="string" calcext:value-type="string">
            <text:p>Roughhous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4"/>
          <table:table-cell table:style-name="ce23" office:value-type="string" calcext:value-type="string">
            <text:p>Deal 5 damage to a random enemy 2(3) times.</text:p>
          </table:table-cell>
        </table:table-row>
        <table:table-row table:style-name="ro1">
          <table:table-cell table:style-name="ce23" office:value-type="string" calcext:value-type="string">
            <text:p>Amnesia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number-columns-repeated="11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Discard your hand and deck. The enemy loses 2(3) HP per card discarded this way.</text:p>
          </table:table-cell>
        </table:table-row>
        <table:table-row table:style-name="ro1">
          <table:table-cell table:style-name="ce23" office:value-type="string" calcext:value-type="string">
            <text:p>Uncanny Vision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Whenever a Void card exhausts, apply 3(5) Compulsion to ALL enemies.</text:p>
          </table:table-cell>
        </table:table-row>
        <table:table-row table:style-name="ro1">
          <table:table-cell table:style-name="ce23" office:value-type="string" calcext:value-type="string">
            <text:p>Crave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8" office:value-type="string" calcext:value-type="string">
            <text:p>HP</text:p>
          </table:table-cell>
          <table:table-cell table:style-name="ce23" table:number-columns-repeated="9"/>
          <table:table-cell table:style-name="ce23" office:value-type="string" calcext:value-type="string">
            <text:p>Payoff</text:p>
          </table:table-cell>
          <table:table-cell table:style-name="ce23"/>
          <table:table-cell table:style-name="ce23" office:value-type="string" calcext:value-type="string">
            <text:p>Devoid. Whenever a Void card exhausts, heal 3(4) HP.</text:p>
          </table:table-cell>
        </table:table-row>
        <table:table-row table:style-name="ro1"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Gain 5(8) Block. Remember 1 card. Draw 1 card.</text:p>
          </table:table-cell>
          <table:table-cell/>
        </table:table-row>
        <table:table-row table:style-name="ro1">
          <table:table-cell table:style-name="ce23" office:value-type="string" calcext:value-type="string">
            <text:p>Agility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10"/>
          <table:table-cell table:style-name="ce23" office:value-type="string" calcext:value-type="string">
            <text:p><text:span text:style-name="T1">Innate. Gain 1 Dexterity at the start of the next 4(+1) turns</text:span>. Can be upgraded any number of times.</text:p>
          </table:table-cell>
          <table:table-cell/>
        </table:table-row>
        <table:table-row table:style-name="ro1">
          <table:table-cell table:style-name="ce23" office:value-type="string" calcext:value-type="string">
            <text:p>Weight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10"/>
          <table:table-cell table:style-name="ce23" office:value-type="string" calcext:value-type="string">
            <text:p><text:span text:style-name="T1">Innate. Gain 1 Strength at the start of the next 4(+1) turns. Can be upgraded any number of times</text:span>.</text:p>
          </table:table-cell>
          <table:table-cell/>
        </table:table-row>
        <table:table-row table:style-name="ro1">
          <table:table-cell table:style-name="ce23" office:value-type="string" calcext:value-type="string">
            <text:p>Cross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3"/>
          <table:table-cell table:style-name="ce23" office:value-type="string" calcext:value-type="string">
            <text:p>Choose one of three skills of any color to add to your hand. (It costs 0 this turn.) Exhaust.</text:p>
          </table:table-cell>
          <table:table-cell/>
        </table:table-row>
        <table:table-row table:style-name="ro1"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Gain 3(5) block. Deal 3(5) Damage. Combo.</text:p>
          </table:table-cell>
        </table:table-row>
        <table:table-row table:style-name="ro1">
          <table:table-cell table:style-name="ce23" office:value-type="string" calcext:value-type="string">
            <text:p>Self De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*(*)</text:p>
          </table:table-cell>
          <table:table-cell table:style-name="ce28" table:number-columns-repeated="12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Gain **(*). Randomize the cost of all cards in your hand. Exhaust.</text:p>
          </table:table-cell>
        </table:table-row>
        <table:table-row table:style-name="ro1">
          <table:table-cell table:style-name="ce23" office:value-type="string" calcext:value-type="string">
            <text:p>Injec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8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Deal 10 damage. Apply 5(7) Eldritch Infection. Exhaust.</text:p>
          </table:table-cell>
        </table:table-row>
        <table:table-row table:style-name="ro1">
          <table:table-cell table:style-name="ce23" office:value-type="string" calcext:value-type="string">
            <text:p>One Two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12"/>
          <table:table-cell table:style-name="ce23" office:value-type="string" calcext:value-type="string">
            <text:p>Deal 6(9) damage twice. Gain 2(4) Combo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untain Bomb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3" table:number-columns-repeated="3"/>
          <table:table-cell table:style-name="ce3" office:value-type="string" calcext:value-type="string">
            <text:p>Deal 7(9) damage. Deal 7(9) damage again.</text:p>
          </table:table-cell>
          <table:table-cell/>
        </table:table-row>
        <table:table-row table:style-name="ro1">
          <table:table-cell table:style-name="ce3" office:value-type="string" calcext:value-type="string">
            <text:p>Roundhous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number-columns-repeated="13"/>
          <table:table-cell table:style-name="ce3" office:value-type="string" calcext:value-type="string">
            <text:p>Combo: Deal 9(12) damage.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Crowd Pleas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14"/>
          <table:table-cell table:style-name="ce3" office:value-type="string" calcext:value-type="string">
            <text:p>Gain 4(8) Combo. You cannot lose Combo this turn.</text:p>
          </table:table-cell>
        </table:table-row>
        <table:table-row table:style-name="ro1">
          <table:table-cell table:style-name="ce3" office:value-type="string" calcext:value-type="string">
            <text:p>Whisp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A</text:p>
          </table:table-cell>
          <table:table-cell table:style-name="ce3" table:number-columns-repeated="9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7(10) Psychic damage to ALL enemies.</text:p>
          </table:table-cell>
        </table:table-row>
        <table:table-row table:style-name="ro1">
          <table:table-cell table:style-name="ce3" office:value-type="string" calcext:value-type="string">
            <text:p>Get Read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2(3)</text:p>
          </table:table-cell>
          <table:table-cell table:style-name="ce6" table:number-columns-repeated="11"/>
          <table:table-cell table:style-name="ce3" office:value-type="string" calcext:value-type="string">
            <text:p>Innate. Gain 1 Strength. Gain 1 Dexterity. (Draw 1 card.)</text:p>
          </table:table-cell>
          <table:table-cell/>
        </table:table-row>
        <table:table-row table:style-name="ro1">
          <table:table-cell table:style-name="ce3" office:value-type="string" calcext:value-type="string">
            <text:p>Get Se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Enable</text:p>
          </table:table-cell>
          <table:table-cell table:style-name="ce6" table:number-columns-repeated="5"/>
          <table:table-cell table:style-name="ce3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<text:span text:style-name="T1">Innate. Deal 7(10) damage. If the enemy is grappled, deal 7(10)</text:span> damage again. Exhaust.</text:p>
          </table:table-cell>
          <table:table-cell/>
        </table:table-row>
        <table:table-row table:style-name="ro1">
          <table:table-cell table:style-name="ce3" office:value-type="string" calcext:value-type="string">
            <text:p>Crusher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Apply 5(7) grapple. Deal damage equal to the enemy’s grapple X(+1) times.</text:p>
          </table:table-cell>
          <table:table-cell/>
        </table:table-row>
        <table:table-row table:style-name="ro1">
          <table:table-cell table:style-name="ce3" office:value-type="string" calcext:value-type="string">
            <text:p>Uncanny Laught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Weak</text:p>
          </table:table-cell>
          <table:table-cell table:style-name="ce6" table:number-columns-repeated="3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At the end of your turn, apply 1 Weak to ALL Grappled enemies.</text:p>
          </table:table-cell>
          <table:table-cell/>
        </table:table-row>
        <table:table-row table:style-name="ro1" table:number-rows-repeated="104851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lics" table:style-name="ta1">
        <table:table-column table:style-name="co29" table:default-cell-style-name="Default"/>
        <table:table-column table:style-name="co28" table:default-cell-style-name="Default"/>
        <table:table-column table:style-name="co17" table:default-cell-style-name="ce19"/>
        <table:table-column table:style-name="co17" table:number-columns-repeated="11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table:style-name="Default" office:value-type="string" calcext:value-type="string">
            <text:p>Gain * at the start of your turn. At the start of each combat, add 2 Void cards to your discard pil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common Relic</text:p>
          </table:table-cell>
          <table:table-cell table:style-name="Default" office:value-type="string" calcext:value-type="string">
            <text:p>At the start of each combat, apply 1 grapple to all enemie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Rare Relic</text:p>
          </table:table-cell>
          <table:table-cell office:value-type="string" calcext:value-type="string">
            <text:p>At the end of combat, heal HP equal to the number of Void cards in your exhaust pile.</text:p>
          </table:table-cell>
          <table:table-cell table:number-columns-repeated="11"/>
        </table:table-row>
        <table:table-row table:style-name="ro1">
          <table:table-cell table:style-name="ce19"/>
          <table:table-cell table:style-name="ce19" office:value-type="string" calcext:value-type="string">
            <text:p>Starter Relic</text:p>
          </table:table-cell>
          <table:table-cell office:value-type="string" calcext:value-type="string">
            <text:p>Your combo multiplier increases every 4 cards instead of 5.</text:p>
          </table:table-cell>
          <table:table-cell table:style-name="ce33" table:number-columns-repeated="11"/>
        </table:table-row>
        <table:table-row table:style-name="ro1">
          <table:table-cell/>
          <table:table-cell office:value-type="string" calcext:value-type="string">
            <text:p>Boss Relic</text:p>
          </table:table-cell>
          <table:table-cell office:value-type="string" calcext:value-type="string">
            <text:p>The first time you increase your combo multiplier each turn, gain 1 energy.</text:p>
          </table:table-cell>
          <table:table-cell table:style-name="ce33" table:number-columns-repeated="11"/>
        </table:table-row>
        <table:table-row table:style-name="ro1">
          <table:table-cell/>
          <table:table-cell office:value-type="string" calcext:value-type="string">
            <text:p>Boss Relic</text:p>
          </table:table-cell>
          <table:table-cell office:value-type="string" calcext:value-type="string">
            <text:p>Your combo multiplier increases every 3 cards instead of 5.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Version 0.0.7'.A1:'Version 0.0.7'.T67">
          <table:sort>
            <table:sort-by table:field-number="2" table:data-type="automatic"/>
          </table:sort>
        </table:database-range>
        <table:database-range table:name="__Anonymous_Sheet_DB__2" table:target-range-address="'Version 0.0.6'.A1:'Version 0.0.6'.T67">
          <table:sort>
            <table:sort-by table:field-number="2" table:data-type="automatic"/>
          </table:sort>
        </table:database-range>
        <table:database-range table:name="__Anonymous_Sheet_DB__4" table:target-range-address="'Version 0.0.3'.A1:'Version 0.0.3'.S74">
          <table:sort>
            <table:sort-by table:field-number="2" table:data-type="automatic"/>
          </table:sort>
        </table:database-range>
        <table:database-range table:name="__Anonymous_Sheet_DB__6" table:target-range-address="'Version 0.0.2'.A1:'Version 0.0.2'.S77">
          <table:sort>
            <table:sort-by table:field-number="1" table:data-type="automatic"/>
          </table:sort>
        </table:database-range>
        <table:database-range table:name="__Anonymous_Sheet_DB__8" table:target-range-address="'Version 0.0.1'.A1:'Version 0.0.1'.Q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3:14:58.751200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0T16:45:31.420211293</meta:creation-date>
    <dc:date>2021-01-08T13:42:41.402448237</dc:date>
    <meta:editing-duration>P13DT10H29M20S</meta:editing-duration>
    <meta:editing-cycles>474</meta:editing-cycles>
    <meta:generator>LibreOffice/6.4.6.2$Linux_X86_64 LibreOffice_project/40$Build-2</meta:generator>
    <meta:document-statistic meta:table-count="12" meta:cell-count="3300" meta:object-count="0"/>
  </office:meta>
</office:document-meta>
</file>